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Verdana1"/>
    </style:style>
    <style:style style:name="T2" style:family="text">
      <style:text-properties style:font-name="Verdana1" fo:font-weight="bold"/>
    </style:style>
    <style:style style:name="T3" style:family="text">
      <style:text-properties style:font-name="Verdana1" style:text-underline-style="solid" style:text-underline-width="auto" style:text-underline-color="font-color"/>
    </style:style>
    <style:style style:name="T4" style:family="text">
      <style:text-properties style:font-name="Verdana1" style:text-underline-style="solid" style:text-underline-width="auto" style:text-underline-color="font-color" fo:font-weight="bold"/>
    </style:style>
    <style:style style:name="T5" style:family="text">
      <style:text-properties style:font-name="Verdana1" fo:font-size="24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66" style:font-name="Verdana1"/>
    </style:style>
    <style:style style:name="T8" style:family="text">
      <style:text-properties style:text-underline-style="solid" style:text-underline-width="auto" style:text-underline-color="font-color" fo:font-weight="bold"/>
    </style:style>
    <style:style style:name="T9" style:family="text">
      <style:text-properties fo:color="#660066" style:font-name="Verdana1"/>
    </style:style>
    <style:style style:name="T10" style:family="text">
      <style:text-properties fo:color="#660066" style:font-name="Verdana1" style:text-underline-style="solid" style:text-underline-width="auto" style:text-underline-color="font-color" fo:font-weight="bold"/>
    </style:style>
    <style:style style:name="T11" style:family="text">
      <style:text-properties fo:color="#000080" style:font-name="Verdan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rot Raisin Salad</text:p>
      <text:p text:style-name="Standard"/>
      <text:p text:style-name="Standard">3 to 4 cups carrots, shredded</text:p>
      <text:p text:style-name="Standard">½ cup raisins</text:p>
      <text:p text:style-name="Standard">½ cup mayonnaise</text:p>
      <text:p text:style-name="Standard">1 small can crushed pineapple, drained or 1 small apple chopped in small pieces</text:p>
      <text:p text:style-name="Standard"/>
      <text:p text:style-name="Standard">In a medium bowl add your shredded carrots, raisins, and drained pineapple. Stir this up well and add mayonnaise until moistened. If the pineapple is still a little moist that is o.k. it will add a nice sweetness to the salad. Serve right away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8:47:07.17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6" meta:word-count="73" meta:character-count="399"/>
  </office:meta>
</office:document-meta>
</file>